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c83d9" officeooo:paragraph-rsid="001c83d9"/>
    </style:style>
    <style:style style:name="P2" style:family="paragraph" style:parent-style-name="Standard">
      <style:text-properties officeooo:rsid="001c83d9" officeooo:paragraph-rsid="001d52bf"/>
    </style:style>
    <style:style style:name="P3" style:family="paragraph" style:parent-style-name="Standard">
      <style:text-properties officeooo:rsid="001c83d9" officeooo:paragraph-rsid="001f0f95"/>
    </style:style>
    <style:style style:name="P4" style:family="paragraph" style:parent-style-name="Standard">
      <style:text-properties officeooo:rsid="001c83d9" officeooo:paragraph-rsid="001f7082"/>
    </style:style>
    <style:style style:name="P5" style:family="paragraph" style:parent-style-name="Standard">
      <style:text-properties officeooo:rsid="001d52bf" officeooo:paragraph-rsid="001d52bf"/>
    </style:style>
    <style:style style:name="P6" style:family="paragraph" style:parent-style-name="Standard">
      <style:text-properties officeooo:rsid="001f0f95" officeooo:paragraph-rsid="001f0f95"/>
    </style:style>
    <style:style style:name="P7" style:family="paragraph" style:parent-style-name="Standard">
      <style:text-properties officeooo:rsid="001f0f95" officeooo:paragraph-rsid="001f7082"/>
    </style:style>
    <style:style style:name="P8" style:family="paragraph" style:parent-style-name="Standard">
      <style:text-properties officeooo:rsid="001f7082" officeooo:paragraph-rsid="001f7082"/>
    </style:style>
    <style:style style:name="P9" style:family="paragraph" style:parent-style-name="Standard">
      <style:text-properties officeooo:rsid="001ff0c4" officeooo:paragraph-rsid="001ff0c4"/>
    </style:style>
    <style:style style:name="P10" style:family="paragraph" style:parent-style-name="Standard">
      <style:text-properties officeooo:rsid="00203dcf" officeooo:paragraph-rsid="00203dcf"/>
    </style:style>
    <style:style style:name="P11" style:family="paragraph" style:parent-style-name="Standard">
      <style:text-properties officeooo:rsid="0021bcdb" officeooo:paragraph-rsid="0021bcdb"/>
    </style:style>
    <style:style style:name="P12" style:family="paragraph" style:parent-style-name="Standard">
      <style:text-properties officeooo:rsid="00203119" officeooo:paragraph-rsid="001ff0c4"/>
    </style:style>
    <style:style style:name="P13" style:family="paragraph" style:parent-style-name="Standard">
      <style:text-properties officeooo:rsid="001c83d9" officeooo:paragraph-rsid="0022b173"/>
    </style:style>
    <style:style style:name="P14" style:family="paragraph" style:parent-style-name="Standard">
      <style:text-properties officeooo:rsid="001ff0c4" officeooo:paragraph-rsid="001ff0c4"/>
    </style:style>
    <style:style style:name="P15" style:family="paragraph" style:parent-style-name="Standard">
      <style:text-properties officeooo:rsid="001ff0c4" officeooo:paragraph-rsid="0022b173"/>
    </style:style>
    <style:style style:name="P16" style:family="paragraph" style:parent-style-name="Standard">
      <style:text-properties officeooo:rsid="0021bcdb" officeooo:paragraph-rsid="0021bcdb"/>
    </style:style>
    <style:style style:name="T1" style:family="text">
      <style:text-properties officeooo:rsid="001c83d9"/>
    </style:style>
    <style:style style:name="T2" style:family="text">
      <style:text-properties officeooo:rsid="001d52bf"/>
    </style:style>
    <style:style style:name="T3" style:family="text">
      <style:text-properties officeooo:rsid="001f0f95"/>
    </style:style>
    <style:style style:name="T4" style:family="text">
      <style:text-properties officeooo:rsid="001f7082"/>
    </style:style>
    <style:style style:name="T5" style:family="text">
      <style:text-properties officeooo:rsid="00203119"/>
    </style:style>
    <style:style style:name="T6" style:family="text">
      <style:text-properties officeooo:rsid="0021bc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次のプログラムについて，以下を解答せよ。</text:p>
      <text:p text:style-name="P13">・デバッガでステップ実⾏したときの，各⾏におけるすべての変数の値。ステップオーバーで進める。</text:p>
      <text:p text:style-name="P13">・デバッガでステップ実⾏したときの，各⾏における動作。ステップオーバーで進めること。</text:p>
      <text:p text:style-name="P13">・return直前でのすべての変数の状態を図で⽰せ。 </text:p>
      <text:p text:style-name="P13"/>
      <text:p text:style-name="P1">1~6行目 A=0, b=0, c=0x555555555080, d=0x7fffffffd960, *<text:span text:style-name="T2">c = -98693133, *d = 1</text:span></text:p>
      <text:p text:style-name="P1">1行目 <text:span text:style-name="T3">ヘッダーファイル(stdio.h)の呼び出し</text:span></text:p>
      <text:p text:style-name="P1">3行目 <text:span text:style-name="T3">メイン関数</text:span></text:p>
      <text:p text:style-name="P1">4,５行目 <text:span text:style-name="T3">変数a,b,*c,*dの宣言</text:span></text:p>
      <text:p text:style-name="P6"/>
      <text:p text:style-name="P2">7行目 A=1, b=0, c=0x555555555080, d=0x7fffffffd960, *<text:span text:style-name="T2">c = -98693133, *d = 1</text:span></text:p>
      <text:p text:style-name="P2">8行目 A=1, b=10, c=0x555555555080, d=0x7fffffffd960, *<text:span text:style-name="T2">c = -98693133, *d = 1</text:span></text:p>
      <text:p text:style-name="P2">9行目 A=1, b=10, c=0x7fffffffd850, d=0x7fffffffd960, *<text:span text:style-name="T2">c = 1, *d = 1</text:span></text:p>
      <text:p text:style-name="P7">6~9行目 変数a,b,*c,*dの初期化</text:p>
      <text:p text:style-name="P7"/>
      <text:p text:style-name="P2">10行目 A=1, b=10, c=0x7fffffffd850, d=0x7fffffffd854, *<text:span text:style-name="T2">c = 1, *d = 1</text:span><text:span text:style-name="T3">0</text:span></text:p>
      <text:p text:style-name="P2">変数<text:span text:style-name="T4">a,bの出力</text:span></text:p>
      <text:p text:style-name="P2"/>
      <text:p text:style-name="P6">11行目 <text:span text:style-name="T1">A=1, b=10, c=0x7fffffffd850, d=0x7fffffffd854, *</text:span><text:span text:style-name="T2">c = 1, *d = 1</text:span>0</text:p>
      <text:p text:style-name="P8">cの参照先の値に入力</text:p>
      <text:p text:style-name="P8"/>
      <text:p text:style-name="P6">12行目 <text:span text:style-name="T1">A=</text:span>4<text:span text:style-name="T1">, b=10, c=0x7fffffffd850, d=0x7fffffffd854, *</text:span><text:span text:style-name="T2">c = </text:span>4<text:span text:style-name="T2">, *d = 1</text:span>0</text:p>
      <text:p text:style-name="P4">変数<text:span text:style-name="T4">a,bの出力</text:span></text:p>
      <text:p text:style-name="P4"/>
      <text:p text:style-name="P3">13行目 A=4, b=10, c=0x7fffffffd850, d=0x7fffffffd854, *<text:span text:style-name="T2">c = </text:span><text:span text:style-name="T3">4</text:span><text:span text:style-name="T2">, *d = 1</text:span><text:span text:style-name="T3">0</text:span></text:p>
      <text:p text:style-name="P8">cにdを代入</text:p>
      <text:p text:style-name="P8"/>
      <text:p text:style-name="P3">14,<text:span text:style-name="T2">15</text:span>行目 A=4, b=10, c=0x7fffffffd854, d=0x7fffffffd854, *<text:span text:style-name="T2">c = </text:span><text:span text:style-name="T3">10</text:span><text:span text:style-name="T2">, *d = 1</text:span><text:span text:style-name="T3">0</text:span></text:p>
      <text:p text:style-name="P4"><text:span text:style-name="T4">14行目 </text:span>変数<text:span text:style-name="T4">a,bの出力</text:span></text:p>
      <text:p text:style-name="P8">15行目 cの参照先にaを代入</text:p>
      <text:p text:style-name="P4"/>
      <text:p text:style-name="P3">1<text:span text:style-name="T2">6</text:span>行目A=4, b=4, c=0x7fffffffd854, d=0x7fffffffd854, *<text:span text:style-name="T2">c = </text:span><text:span text:style-name="T3">4</text:span><text:span text:style-name="T2">, *d = </text:span><text:span text:style-name="T3">4</text:span></text:p>
      <text:p text:style-name="P4">変数<text:span text:style-name="T4">a,bの出力</text:span></text:p>
      <text:p text:style-name="P4"/>
      <text:p text:style-name="P5">18行目<text:span text:style-name="T1">A=4, b=4, c=0x7fffffffd854, d=0x7fffffffd854</text:span></text:p>
      <text:p text:style-name="P8">プログラムの終了</text:p>
      <text:p text:style-name="P8"/>
      <text:p text:style-name="P9">1-2</text:p>
      <text:p text:style-name="P15">次のプログラムについて，以下を解答せよ。</text:p>
      <text:p text:style-name="P15">・デバッガでステップ実⾏したときの，実⾏順を⾏番号で答えよ。ステップインで進めて関数内にも⼊ ること。ただし，ライブラリ関数（このソースに定義のない関数）はステップオーバーすること。</text:p>
      <text:p text:style-name="P15">・配列変数vの各要素の値が変化したときの，⾏番号と，配列vの要素番号，値を実⾏順に答えよ。 （main以外でも変化することがあるので，コールスタックでmainを選んで確認しながら進める） 関数ごとに動作（結果的にその関数は何をする関数なのか）を答えよ。mainは除く。</text:p>
      <text:p text:style-name="P15">・各関数の終了直前における，すべての変数の状態を図で⽰せ。</text:p>
      <text:p text:style-name="P15"/>
      <text:p text:style-name="P9">26~28,29,30,28,29,30,28,29,30,28,29,30,28,31,32,<text:span text:style-name="T5">5~9,</text:span>33,34,<text:span text:style-name="T5">11,12,13,15,15,</text:span>35,36,35,36,35,36,35,36,35,38,39</text:p>
      <text:p text:style-name="P9"/>
      <text:p text:style-name="P9"><text:soft-page-break/>28, 0, 83</text:p>
      <text:p text:style-name="P9">28, 1, 86</text:p>
      <text:p text:style-name="P9">28, <text:s/>2, 77</text:p>
      <text:p text:style-name="P12">28, 3, 15</text:p>
      <text:p text:style-name="P10">3<text:span text:style-name="T6">5</text:span>, <text:span text:style-name="T6">1</text:span>, <text:span text:style-name="T6">15</text:span></text:p>
      <text:p text:style-name="P10">3<text:span text:style-name="T6">5</text:span>, <text:span text:style-name="T6">1, 86</text:span></text:p>
      <text:p text:style-name="P10"/>
      <text:p text:style-name="P11">swap() 2つの変数を入れ替える</text:p>
      <text:p text:style-name="P11">swap2() 2つの変数のアドレスを渡し，値を入れ替える</text:p>
      <text:p text:style-name="P11">maxof() 配列と要素数を受け取り，大きい数の行列の番地を返す．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2T17:38:34.948993296</meta:creation-date>
    <dc:date>2025-10-09T15:26:42.896543665</dc:date>
    <meta:editing-duration>PT25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718" meta:character-count="1540" meta:non-whitespace-character-count="1412"/>
  </office:meta>
</office:document-meta>
</file>